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officeooo:paragraph-rsid="001fc5c1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d0215" officeooo:paragraph-rsid="001d021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d0215" officeooo:paragraph-rsid="001d021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0215" officeooo:paragraph-rsid="001d0215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ab27" officeooo:paragraph-rsid="001eab27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eab27" officeooo:paragraph-rsid="001eab2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c5c1" officeooo:paragraph-rsid="001fc5c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c5c1" officeooo:paragraph-rsid="001fc5c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139df" officeooo:paragraph-rsid="002139df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2e890" officeooo:paragraph-rsid="0022e890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6a881" officeooo:paragraph-rsid="0026a881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6a881" officeooo:paragraph-rsid="0026c378" style:font-size-asian="8.75pt" style:font-weight-asian="bold" style:font-size-complex="10pt" style:font-weight-complex="bold"/>
    </style:style>
    <style:style style:name="P19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0" style:family="paragraph" style:parent-style-name="Hanging_20_indent">
      <style:text-properties fo:color="#00a933" loext:opacity="100%" fo:font-weight="bold" style:font-weight-asian="bold" style:font-weight-complex="bold"/>
    </style:style>
    <style:style style:name="P21" style:family="paragraph" style:parent-style-name="Hanging_20_indent">
      <style:text-properties fo:color="#00a933" loext:opacity="100%" fo:font-weight="bold" officeooo:paragraph-rsid="001fc5c1" style:font-weight-asian="bold" style:font-weight-complex="bold"/>
    </style:style>
    <style:style style:name="T1" style:family="text">
      <style:text-properties officeooo:rsid="001d0215"/>
    </style:style>
    <style:style style:name="T2" style:family="text">
      <style:text-properties officeooo:rsid="001eab27"/>
    </style:style>
    <style:style style:name="T3" style:family="text">
      <style:text-properties officeooo:rsid="001fc5c1"/>
    </style:style>
    <style:style style:name="T4" style:family="text">
      <style:text-properties officeooo:rsid="0022e89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0215" style:font-weight-asian="bold" style:font-weight-complex="bold"/>
    </style:style>
    <style:style style:name="T7" style:family="text">
      <style:text-properties fo:font-weight="bold" officeooo:rsid="001fc5c1" style:font-weight-asian="bold" style:font-weight-complex="bold"/>
    </style:style>
    <style:style style:name="T8" style:family="text">
      <style:text-properties fo:font-weight="bold" officeooo:rsid="0022e890" style:font-weight-asian="bold" style:font-weight-complex="bold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fo:font-weight="bold" style:font-weight-asian="bold" style:font-weight-complex="bold"/>
    </style:style>
    <style:style style:name="T11" style:family="text">
      <style:text-properties fo:color="#00a933" loext:opacity="100%" fo:font-weight="bold" officeooo:rsid="001d0215" style:font-weight-asian="bold" style:font-weight-complex="bold"/>
    </style:style>
    <style:style style:name="T12" style:family="text">
      <style:text-properties fo:color="#00a933" loext:opacity="100%" fo:font-weight="bold" officeooo:rsid="001fc5c1" style:font-weight-asian="bold" style:font-weight-complex="bold"/>
    </style:style>
    <style:style style:name="T13" style:family="text">
      <style:text-properties fo:color="#00a933" loext:opacity="100%" fo:font-weight="bold" officeooo:rsid="0022e890" style:font-weight-asian="bold" style:font-weight-complex="bold"/>
    </style:style>
    <style:style style:name="T14" style:family="text">
      <style:text-properties fo:color="#00a933" loext:opacity="100%" officeooo:rsid="001fc5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3">RESPONSIVE DESIGNS</text:p>
      <text:p text:style-name="P3"/>
      <text:p text:style-name="P4">(Responsive Websites)</text:p>
      <text:p text:style-name="P5">1. Consider the following statements regarding a responsive website. Mark the correct ones. (multiple options are correct)</text:p>
      <text:p text:style-name="P20"><text:span text:style-name="T1">a) </text:span>The motivation behind making a website responsive is to make it user-friendly across different devices.</text:p>
      <text:p text:style-name="Hanging_20_indent"><text:span text:style-name="T1">b) </text:span>A responsive website uses only relative units for specifying the dimensions of its content.</text:p>
      <text:p text:style-name="Hanging_20_indent"><text:span text:style-name="T1">c) </text:span>Responsive web design is a special technology used for making responsive websites.</text:p>
      <text:p text:style-name="P20"><text:span text:style-name="T1">d) </text:span>Responsive web design is not a special technology. It is just an approach to make responsive websites.</text:p>
      <text:p text:style-name="P17">SOLUTION DESCRIPTION:</text:p>
      <text:p text:style-name="Hanging_20_indent">Explanation: A responsive website may use some absolute units, along with relative units. </text:p>
      <text:p text:style-name="P4"/>
      <text:p text:style-name="P4">(View on Mobile Screen)</text:p>
      <text:p text:style-name="P5">2. Consider the following HTML, CSS for a webpage</text:p>
      <text:p text:style-name="P5"/>
      <text:p text:style-name="P5">HTML</text:p>
      <text:p text:style-name="P6"/>
      <text:p text:style-name="P6">&lt;div id="divA"&gt;</text:p>
      <text:p text:style-name="P6"><text:s text:c="2"/>&lt;p&gt; This is div A &lt;/p&gt;</text:p>
      <text:p text:style-name="P6">&lt;/div&gt;</text:p>
      <text:p text:style-name="P6">&lt;div id="divB"&gt;</text:p>
      <text:p text:style-name="P6"><text:s text:c="2"/>&lt;p&gt; This is div B &lt;/p&gt;</text:p>
      <text:p text:style-name="P6">&lt;/div&gt;</text:p>
      <text:p text:style-name="P6"/>
      <text:p text:style-name="P7">CSS</text:p>
      <text:p text:style-name="P6"/>
      <text:p text:style-name="P6">#divA{</text:p>
      <text:p text:style-name="P6"><text:s text:c="4"/>height: 300px; </text:p>
      <text:p text:style-name="P6"><text:s text:c="4"/>width: 1000px;</text:p>
      <text:p text:style-name="P6"><text:s text:c="4"/>background-color: red;</text:p>
      <text:p text:style-name="P6">}</text:p>
      <text:p text:style-name="P6">#divB{</text:p>
      <text:p text:style-name="P6"><text:s text:c="4"/>height: 300px; </text:p>
      <text:p text:style-name="P6"><text:s text:c="4"/>width: 70%;</text:p>
      <text:p text:style-name="P6"><text:s text:c="4"/>background-color: green;</text:p>
      <text:p text:style-name="P6">}</text:p>
      <text:p text:style-name="P6"/>
      <text:p text:style-name="P7">If this webpage is viewed on a mobile screen then</text:p>
      <text:p text:style-name="Hanging_20_indent"><text:span text:style-name="T1">a) </text:span>The width of the divA will adjust according to the mobile screen while the width of divB will not.</text:p>
      <text:p text:style-name="P20"><text:span text:style-name="T1">b) </text:span>The width of the divB will adjust according to the mobile screen while the width of divA will not.</text:p>
      <text:p text:style-name="Hanging_20_indent"><text:span text:style-name="T1">c) </text:span>The width of both the divs will adjust according to the mobile screen.</text:p>
      <text:p text:style-name="Hanging_20_indent"><text:span text:style-name="T1">d) </text:span>None of the divs will adjust according to the mobile screen.</text:p>
      <text:p text:style-name="P4"/>
      <text:p text:style-name="P4">(CSS Layouts)</text:p>
      <text:p text:style-name="P5">3. Which of the following statements is false regarding CSS Layouts?</text:p>
      <text:p text:style-name="Hanging_20_indent"><text:span text:style-name="T1">a) </text:span>Fixed layouts should be avoided while making a website that will be used on mobile devices more often.</text:p>
      <text:p text:style-name="Hanging_20_indent"><text:soft-page-break/><text:span text:style-name="T1">b) </text:span>Elastic layouts adjust according to font size and not screen size, still, horizontal scroll bars never appear on smaller screens as em is a relative unit.</text:p>
      <text:p text:style-name="Hanging_20_indent"><text:span text:style-name="T1">c) </text:span>All CSS layouts have some pros and cons associated with them. So usually hybrid CSS layouts are used according to the use case.</text:p>
      <text:p text:style-name="P20"><text:span text:style-name="T1">d) </text:span>Fluid layouts are always preferable to make a website responsive because they adjust HTML content according to the different screen sizes.</text:p>
      <text:p text:style-name="P17">SOLUTION DESCRIPTION:</text:p>
      <text:p text:style-name="Hanging_20_indent">Explanation: Although fluid layouts adjust content according to the different screen sizes, the final content may or may not be easily readable (maybe too zoomed in or out).</text:p>
      <text:p text:style-name="P4"/>
      <text:p text:style-name="P4">(Fluid Layout)</text:p>
      <text:p text:style-name="P5">4. Which of the following CSS values can be used to set fluid layout?</text:p>
      <text:p text:style-name="Hanging_20_indent"><text:span text:style-name="T11">a) </text:span><text:span text:style-name="T10">50%</text:span><text:tab/><text:tab/><text:tab/><text:tab/><text:tab/><text:span text:style-name="T11">b) </text:span><text:span text:style-name="T10">5vw</text:span><text:tab/><text:tab/><text:tab/><text:tab/><text:tab/><text:span text:style-name="T1">c) </text:span>50px</text:p>
      <text:p text:style-name="Hanging_20_indent"><text:span text:style-name="T11">d) </text:span><text:span text:style-name="T10">5rem</text:span><text:tab/><text:tab/><text:tab/><text:tab/><text:tab/><text:span text:style-name="T1">e) </text:span>50cm</text:p>
      <text:p text:style-name="P4"/>
      <text:p text:style-name="P4">(What is Viewport)</text:p>
      <text:p text:style-name="P5">5. What do you mean by viewport?</text:p>
      <text:p text:style-name="Hanging_20_indent"><text:span text:style-name="T1">a) </text:span>It defines the web page you are viewing<text:tab/><text:tab/><text:tab/><text:span text:style-name="T11">b) </text:span><text:span text:style-name="T10">It defines the visible area on the screen</text:span></text:p>
      <text:p text:style-name="Hanging_20_indent"><text:span text:style-name="T1">c) </text:span>It defines the port number on which the web page is running<text:tab/><text:span text:style-name="T1">d) </text:span>None of the above</text:p>
      <text:p text:style-name="P4"/>
      <text:p text:style-name="P4">(Zoom Level)</text:p>
      <text:p text:style-name="P5">6. Which of the following when added to content attribute of meta tag will set the initial zoom level for a page?</text:p>
      <text:p text:style-name="Hanging_20_indent"><text:span text:style-name="T1">a) </text:span>device-scale=1.0<text:tab/><text:tab/><text:tab/><text:tab/><text:tab/><text:tab/><text:span text:style-name="T1">b) </text:span>scale=1.0</text:p>
      <text:p text:style-name="Hanging_20_indent"><text:span text:style-name="T1">c) </text:span>zoom-scale=1.0<text:tab/><text:tab/><text:tab/><text:tab/><text:tab/><text:tab/><text:span text:style-name="T11">d) </text:span><text:span text:style-name="T10">initial-scale=1.0</text:span></text:p>
      <text:p text:style-name="P4"/>
      <text:p text:style-name="P4">(Media Query)</text:p>
      <text:p text:style-name="P8">7. Why do we need Media Query?</text:p>
      <text:p text:style-name="Hanging_20_indent"><text:span text:style-name="T2">a) </text:span>particularly to resize elements depending upon the browser size</text:p>
      <text:p text:style-name="P20"><text:span text:style-name="T2">b) </text:span>particularly to style elements depending upon the browser size</text:p>
      <text:p text:style-name="Hanging_20_indent"><text:span text:style-name="T2">c) </text:span>particularly to change the styles of the media only</text:p>
      <text:p text:style-name="Hanging_20_indent"><text:span text:style-name="T2">d) </text:span>none of the above</text:p>
      <text:p text:style-name="P17">SOLUTION DESCRIPTION:</text:p>
      <text:p text:style-name="Hanging_20_indent">Although resizing is also a part of styling elements, you had to answer the generic need of media queries.</text:p>
      <text:p text:style-name="P4"/>
      <text:p text:style-name="P9">(Valid Media Query)</text:p>
      <text:p text:style-name="P10">8. Which of the following are valid Media Queries?</text:p>
      <text:p text:style-name="P1"><text:span text:style-name="T3">a) </text:span>@media only screen (max-width: 720px) { … }</text:p>
      <text:p text:style-name="P21"><text:span text:style-name="T3">b) </text:span>@media (max-width: 720px) { … }</text:p>
      <text:p text:style-name="P1"><text:span text:style-name="T3">c) </text:span>@media screen and print and (max-width: 720px) { … }</text:p>
      <text:p text:style-name="P21"><text:span text:style-name="T3">d) </text:span>@media only screen and (max-width: 720px) { … }</text:p>
      <text:p text:style-name="Hanging_20_indent"><text:span text:style-name="T3">e) </text:span>@media only screen and max-width: 720px { … }</text:p>
      <text:p text:style-name="P9"><text:soft-page-break/></text:p>
      <text:p text:style-name="P11">(Media Types)</text:p>
      <text:p text:style-name="P10">9. Which of the following media types can be used in defining a media query?</text:p>
      <text:p text:style-name="Hanging_20_indent"><text:span text:style-name="T12">a) </text:span><text:span text:style-name="T10">all</text:span><text:tab/><text:tab/><text:tab/><text:tab/><text:tab/><text:span text:style-name="T3">b) </text:span>voice<text:tab/><text:tab/><text:tab/><text:tab/><text:tab/><text:span text:style-name="T12">c) </text:span><text:span text:style-name="T10">print</text:span></text:p>
      <text:p text:style-name="Hanging_20_indent"><text:span text:style-name="T12">d) </text:span><text:span text:style-name="T10">screen</text:span><text:tab/><text:tab/><text:tab/><text:tab/><text:tab/><text:span text:style-name="T3">e) </text:span>device<text:tab/><text:tab/><text:tab/><text:tab/><text:span text:style-name="T12">f) </text:span><text:span text:style-name="T10">speech</text:span></text:p>
      <text:p text:style-name="P11"/>
      <text:p text:style-name="P11">(Mobile First View)</text:p>
      <text:p text:style-name="P12">10. While designing a page for mobile first view, which of the following media queries can be used?</text:p>
      <text:p text:style-name="Hanging_20_indent"><text:span text:style-name="T4">a) </text:span>@media only screen (min-width: 768px) { … }</text:p>
      <text:p text:style-name="Hanging_20_indent"><text:span text:style-name="T4">b) </text:span>@media (min-width: 1024px) { … }</text:p>
      <text:p text:style-name="P20"><text:span text:style-name="T4">c) </text:span>@media only screen and (max-width: 572px) { … }</text:p>
      <text:p text:style-name="P20"><text:span text:style-name="T4">d) </text:span>@media (max-width: 952px) { … }</text:p>
      <text:p text:style-name="Hanging_20_indent"><text:span text:style-name="T4">e) </text:span>@media only screen and (min-width: 952px) { … }</text:p>
      <text:p text:style-name="P20"><text:span text:style-name="T4">f) </text:span>@media only print and (max-width: 572px) { … }</text:p>
      <text:p text:style-name="Hanging_20_indent"><text:span text:style-name="T4">g) </text:span>@media only print and (min-width: 572px) { … }</text:p>
      <text:p text:style-name="P18">SOLUTION DESCRIPTION:</text:p>
      <text:p text:style-name="Hanging_20_indent">Explanation: For mobile-first view, always think from the mobile’s point of view i.e. first style the webpage from a smaller screen perspective, then keep applying media queries according to increasing screen size. Hence we use min-width, which specifies styling for width equal to or greater than the specified value.</text:p>
      <text:p text:style-name="P11"/>
      <text:p text:style-name="P13">(Correct Sequence)</text:p>
      <text:p text:style-name="P14">11. What should be the correct sequence of the following media queries in order to work perfectly? (The meaning of these queries are self explanatory) -</text:p>
      <text:p text:style-name="P15"/>
      <text:p text:style-name="P15">a) @media (min-width: 640px) { … }</text:p>
      <text:p text:style-name="P15">b) @media (min-width: 1240px) { … }</text:p>
      <text:p text:style-name="P15">c) @media (min-width: 768px) { … }</text:p>
      <text:p text:style-name="P15">d) @media (min-width: 1024px) { … }</text:p>
      <text:p text:style-name="P15"/>
      <text:p text:style-name="Hanging_20_indent"><text:span text:style-name="T4">a) </text:span>a b c d<text:tab/><text:tab/><text:tab/><text:tab/><text:tab/><text:span text:style-name="T4">b) </text:span>b c a d<text:tab/><text:tab/><text:tab/><text:tab/><text:span text:style-name="T4">c) </text:span>b c d a</text:p>
      <text:p text:style-name="Hanging_20_indent"><text:span text:style-name="T13">d) </text:span><text:span text:style-name="T10">a c d b</text:span><text:tab/><text:tab/><text:tab/><text:tab/><text:tab/><text:span text:style-name="T4">e) </text:span>b d c a</text:p>
      <text:p text:style-name="P13"/>
      <text:p text:style-name="P13">(Optimize the Page)</text:p>
      <text:p text:style-name="P14">12. Which of the following will optimize the size of the page according to the device size?</text:p>
      <text:p text:style-name="Hanging_20_indent"><text:span text:style-name="T4">a) </text:span>&lt;meta name="view" content="width=device-width, initial-scale=1.0"&gt;</text:p>
      <text:p text:style-name="P20"><text:span text:style-name="T4">b) </text:span>&lt;meta name="viewport" content="width=device-width, initial-scale=1.0"&gt;</text:p>
      <text:p text:style-name="Hanging_20_indent"><text:span text:style-name="T4">c) </text:span>&lt;meta name="viewport" content="width=device, initial-scale=1.0"&gt;</text:p>
      <text:p text:style-name="Hanging_20_indent"><text:span text:style-name="T4">d) </text:span>&lt;meta name="viewport" content="width=device-width, scale=1.0"&gt;</text:p>
      <text:p text:style-name="P13"/>
      <text:p text:style-name="P13">(Width Using Viewport)</text:p>
      <text:p text:style-name="P14">13. What could be the possible values of the width property of content attribute in meta tag ?</text:p>
      <text:p text:style-name="Hanging_20_indent"><text:span text:style-name="T13">a) </text:span><text:span text:style-name="T10">500</text:span><text:tab/><text:tab/><text:tab/><text:tab/><text:tab/><text:span text:style-name="T4">b) </text:span>small<text:tab/><text:tab/><text:tab/><text:tab/><text:tab/><text:span text:style-name="T13">c) </text:span><text:span text:style-name="T10">device-width</text:span></text:p>
      <text:p text:style-name="Hanging_20_indent"><text:soft-page-break/><text:span text:style-name="T4">d) </text:span>desktop-size<text:tab/><text:tab/><text:tab/><text:tab/><text:span text:style-name="T4">e) </text:span>mobile-size</text:p>
      <text:p text:style-name="P13"/>
      <text:p text:style-name="P13">(Media Features)</text:p>
      <text:p text:style-name="P14">14. Which of the following media features can be used in defining a media query?</text:p>
      <text:p text:style-name="Hanging_20_indent"><text:span text:style-name="T13">a) </text:span><text:span text:style-name="T10">min-width</text:span><text:tab/><text:tab/><text:tab/><text:tab/><text:span text:style-name="T4">b) </text:span>speech<text:tab/><text:tab/><text:tab/><text:tab/><text:span text:style-name="T13">c) </text:span><text:span text:style-name="T10">orientation</text:span></text:p>
      <text:p text:style-name="Hanging_20_indent"><text:span text:style-name="T4">d) </text:span>frame<text:tab/><text:tab/><text:tab/><text:tab/><text:tab/><text:span text:style-name="T13">e) </text:span><text:span text:style-name="T10">max-height</text:span></text:p>
      <text:p text:style-name="P13"/>
      <text:p text:style-name="P13">(Less Than 768px)</text:p>
      <text:p text:style-name="P14">15. Which of the following is correct syntax to apply style to &lt;p&gt; tag, only when the width of the browser is less than '768px' ?</text:p>
      <text:p text:style-name="Hanging_20_indent"><text:span text:style-name="T4">a) </text:span>@media (min-width: 768px) : p { … }<text:tab/><text:tab/><text:tab/><text:span text:style-name="T4">b) </text:span>@media (max-width: 768px) : p { … }</text:p>
      <text:p text:style-name="Hanging_20_indent"><text:span text:style-name="T4">c) </text:span>@media (min-width: 768px) { p { … } }<text:tab/><text:tab/><text:tab/><text:span text:style-name="T13">d) </text:span><text:span text:style-name="T10">@media (max-width: 768px) { p { … } }</text:span></text:p>
      <text:p text:style-name="P13"/>
      <text:p text:style-name="P13">(Find Background Color 1)</text:p>
      <text:p text:style-name="P14">16. The CSS for a web page is provided below -</text:p>
      <text:p text:style-name="P15"/>
      <text:p text:style-name="P15">body {</text:p>
      <text:p text:style-name="P15"><text:s text:c="4"/>background-color: lightgrey;</text:p>
      <text:p text:style-name="P15">}</text:p>
      <text:p text:style-name="P15">@media only screen and (max-width: 768px) {</text:p>
      <text:p text:style-name="P15"><text:s text:c="4"/>body {</text:p>
      <text:p text:style-name="P15"><text:s text:c="8"/>background-color: lightblue;</text:p>
      <text:p text:style-name="P15"><text:s text:c="4"/>}</text:p>
      <text:p text:style-name="P15">}</text:p>
      <text:p text:style-name="P15">@media only screen and (max-width: 1024px) {</text:p>
      <text:p text:style-name="P15"><text:s text:c="4"/>body {</text:p>
      <text:p text:style-name="P15"><text:s text:c="8"/>background-color: lightgreen;</text:p>
      <text:p text:style-name="P15"><text:s text:c="4"/>}</text:p>
      <text:p text:style-name="P15">}</text:p>
      <text:p text:style-name="P15"/>
      <text:p text:style-name="P16">Now, what will be the background color of the page, when width of the device is 600px?</text:p>
      <text:p text:style-name="Hanging_20_indent"><text:span text:style-name="T4">a) </text:span>lightgrey<text:tab/><text:tab/><text:tab/><text:tab/><text:tab/><text:tab/><text:tab/><text:span text:style-name="T4">b) </text:span>lightblue</text:p>
      <text:p text:style-name="Hanging_20_indent"><text:span text:style-name="T13">c) </text:span><text:span text:style-name="T10">lightgreen</text:span><text:tab/><text:tab/><text:tab/><text:tab/><text:tab/><text:tab/><text:span text:style-name="T4">d) </text:span>white</text:p>
      <text:p text:style-name="P13"/>
      <text:p text:style-name="P13">(Find Background Color 2)</text:p>
      <text:p text:style-name="P14">17. The CSS for a web page is provided below -</text:p>
      <text:p text:style-name="P15"/>
      <text:p text:style-name="P15">body {</text:p>
      <text:p text:style-name="P15"><text:s text:c="4"/>background-color: lightgrey;</text:p>
      <text:p text:style-name="P15">}</text:p>
      <text:p text:style-name="P15">@media only screen and (min-width: 768px) {</text:p>
      <text:p text:style-name="P15"><text:s text:c="4"/>body {</text:p>
      <text:p text:style-name="P15"><text:s text:c="8"/>background-color: lightblue;</text:p>
      <text:p text:style-name="P15"><text:s text:c="4"/>}</text:p>
      <text:p text:style-name="P15">}</text:p>
      <text:p text:style-name="P15">@media only screen and (min-width: 1024px) {</text:p>
      <text:p text:style-name="P15"><text:s text:c="4"/>body {</text:p>
      <text:p text:style-name="P15"><text:s text:c="8"/>background-color: lightgreen;</text:p>
      <text:p text:style-name="P15"><text:s text:c="4"/>}</text:p>
      <text:p text:style-name="P15"><text:soft-page-break/>}</text:p>
      <text:p text:style-name="P15"/>
      <text:p text:style-name="P16">Now, what will be the background color of the page, when width of the device is 600px?</text:p>
      <text:p text:style-name="Hanging_20_indent"><text:span text:style-name="T13">a) </text:span><text:span text:style-name="T10">lightgrey<text:tab/></text:span><text:tab/><text:tab/><text:tab/><text:tab/><text:tab/><text:tab/><text:span text:style-name="T4">b) </text:span>lightblue</text:p>
      <text:p text:style-name="Hanging_20_indent"><text:span text:style-name="T4">c) </text:span>lightgreen<text:tab/><text:tab/><text:tab/><text:tab/><text:tab/><text:tab/><text:span text:style-name="T4">d) </text:span>white</text:p>
      <text:p text:style-name="P13"/>
      <text:p text:style-name="P13"/>
      <text:p text:style-name="P13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21:37:26.729570959</meta:creation-date>
    <dc:title>Coding Ninjas A4 Sheet</dc:title>
    <meta:editing-duration>PT6M48S</meta:editing-duration>
    <meta:editing-cycles>4</meta:editing-cycles>
    <meta:generator>LibreOffice/7.3.7.2$Linux_X86_64 LibreOffice_project/30$Build-2</meta:generator>
    <dc:date>2023-01-24T13:31:10.679523463</dc:date>
    <meta:document-statistic meta:table-count="0" meta:image-count="0" meta:object-count="0" meta:page-count="5" meta:paragraph-count="149" meta:word-count="1144" meta:character-count="6665" meta:non-whitespace-character-count="5469"/>
    <meta:template xlink:type="simple" xlink:actuate="onRequest" xlink:title="Coding Ninjas A4 Sheet" xlink:href="../../../../../../../../../../Templates/Coding%20Ninjas%20MCQ%20A4%20Sheet.ott" meta:date="2023-01-24T06:35:17.704850799"/>
  </office:meta>
</office:document-meta>
</file>